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4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8791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0006L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ktronix MSO2024B, version v1.56, serial number C04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 Definition: L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ime</text:p>
          </table:table-cell>
          <table:table-cell office:value-type="string" calcext:value-type="string">
            <text:p><text:s/>Identifier (Hex)</text:p>
          </table:table-cell>
          <table:table-cell office:value-type="string" calcext:value-type="string">
            <text:p><text:s/>Parity (Hex)</text:p>
          </table:table-cell>
          <table:table-cell office:value-type="string" calcext:value-type="string">
            <text:p><text:s/>Data (Hex)</text:p>
          </table:table-cell>
          <table:table-cell office:value-type="string" calcext:value-type="string">
            <text:p><text:s/>Checksum (Hex)</text:p>
          </table:table-cell>
          <table:table-cell office:value-type="string" calcext:value-type="string">
            <text:p><text:s/>Errors</text:p>
          </table:table-cell>
        </table:table-row>
        <table:table-row table:style-name="ro1">
          <table:table-cell office:value-type="float" office:value="-1.993216" calcext:value-type="float">
            <text:p>-1.993216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-1.954432" calcext:value-type="float">
            <text:p>-1.95443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26 00 00 00 00 00 00 </text:p>
          </table:table-cell>
          <table:table-cell office:value-type="string" calcext:value-type="string">
            <text:p><text:s/>D6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902592" calcext:value-type="float">
            <text:p>-1.90259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8488" calcext:value-type="float">
            <text:p>-1.848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A AA AA FA 00 01 E0 0F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796928" calcext:value-type="float">
            <text:p>-1.7969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2 0A AF 28 00 01 F0 0F </text:p>
          </table:table-cell>
          <table:table-cell office:value-type="string" calcext:value-type="string">
            <text:p><text:s/>C8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745056" calcext:value-type="float">
            <text:p>-1.7450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00 10 FF FF FF FF FF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693216" calcext:value-type="float">
            <text:p>-1.693216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1.67328" calcext:value-type="float">
            <text:p>-1.6732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23 17 46 40 0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621408" calcext:value-type="float">
            <text:p>-1.621408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02 04 0C 00 00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569536" calcext:value-type="float">
            <text:p>-1.5695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517696" calcext:value-type="float">
            <text:p>-1.51769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F FF FF FF FF FF FF F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465856" calcext:value-type="float">
            <text:p>-1.465856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411936" calcext:value-type="float">
            <text:p>-1.4119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A AA AA FA 00 01 E0 0F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360192" calcext:value-type="float">
            <text:p>-1.3601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2 0A AF 28 00 01 F0 0F </text:p>
          </table:table-cell>
          <table:table-cell office:value-type="string" calcext:value-type="string">
            <text:p><text:s/>C8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308256" calcext:value-type="float">
            <text:p>-1.3082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00 10 FF FF FF FF FF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256512" calcext:value-type="float">
            <text:p>-1.256512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1.23648" calcext:value-type="float">
            <text:p>-1.2364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 06 B8 40 03 00 00 FF </text:p>
          </table:table-cell>
          <table:table-cell office:value-type="string" calcext:value-type="string">
            <text:p><text:s/>FC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18464" calcext:value-type="float">
            <text:p>-1.18464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8 00 01 00 FF 05 </text:p>
          </table:table-cell>
          <table:table-cell office:value-type="string" calcext:value-type="string">
            <text:p><text:s/>F9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132768" calcext:value-type="float">
            <text:p>-1.1327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1.080928" calcext:value-type="float">
            <text:p>-1.08092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06 B9 00 1F 00 00 05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.029056" calcext:value-type="float">
            <text:p>-1.029056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975232" calcext:value-type="float">
            <text:p>-0.9752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A AA AA FA 00 01 E0 0F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923392" calcext:value-type="float">
            <text:p>-0.9233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2 0A AF 28 00 01 F0 0F </text:p>
          </table:table-cell>
          <table:table-cell office:value-type="string" calcext:value-type="string">
            <text:p><text:s/>C8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871552" calcext:value-type="float">
            <text:p>-0.87155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00 10 FF FF FF FF FF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819712" calcext:value-type="float">
            <text:p>-0.819712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0.799776" calcext:value-type="float">
            <text:p>-0.79977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40 03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747936" calcext:value-type="float">
            <text:p>-0.747936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17 46 40 03 02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696096" calcext:value-type="float">
            <text:p>-0.69609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644256" calcext:value-type="float">
            <text:p>-0.64425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10 29 BB 00 1F 00 1E </text:p>
          </table:table-cell>
          <table:table-cell office:value-type="string" calcext:value-type="string">
            <text:p><text:s/>CA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592384" calcext:value-type="float">
            <text:p>-0.592384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21 00 00 22 00 00 00 </text:p>
          </table:table-cell>
          <table:table-cell office:value-type="string" calcext:value-type="string">
            <text:p><text:s/>B9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540512" calcext:value-type="float">
            <text:p>-0.54051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22 54 01 0A 15 00 82 </text:p>
          </table:table-cell>
          <table:table-cell office:value-type="string" calcext:value-type="string">
            <text:p><text:s/>E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488672" calcext:value-type="float">
            <text:p>-0.48867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23 00 07 00 01 01 00 </text:p>
          </table:table-cell>
          <table:table-cell office:value-type="string" calcext:value-type="string">
            <text:p><text:s/>D0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4368" calcext:value-type="float">
            <text:p>-0.436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24 00 00 00 00 00 00 </text:p>
          </table:table-cell>
          <table:table-cell office:value-type="string" calcext:value-type="string">
            <text:p><text:s/>D8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38496" calcext:value-type="float">
            <text:p>-0.38496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25 00 00 00 00 00 00 </text:p>
          </table:table-cell>
          <table:table-cell office:value-type="string" calcext:value-type="string">
            <text:p><text:s/>D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33312" calcext:value-type="float">
            <text:p>-0.3331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3 26 00 00 00 00 00 00 </text:p>
          </table:table-cell>
          <table:table-cell office:value-type="string" calcext:value-type="string">
            <text:p><text:s/>D6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8128" calcext:value-type="float">
            <text:p>-0.28128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-0.22736" calcext:value-type="float">
            <text:p>-0.2273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A AA AA FA 00 01 E0 0F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175488" calcext:value-type="float">
            <text:p>-0.17548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3 0A AF 28 00 01 F0 0F </text:p>
          </table:table-cell>
          <table:table-cell office:value-type="string" calcext:value-type="string">
            <text:p><text:s/>C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123648" calcext:value-type="float">
            <text:p>-0.12364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00 10 FF FF FF FF FF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71776" calcext:value-type="float">
            <text:p>-0.071776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-0.051872" calcext:value-type="float">
            <text:p>-0.05187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23 17 46 40 0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000032" calcext:value-type="float">
            <text:p>-3.2E-05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02 04 0C 00 00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051808" calcext:value-type="float">
            <text:p>0.05180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103648" calcext:value-type="float">
            <text:p>0.10364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F FF FF FF FF FF FF F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155488" calcext:value-type="float">
            <text:p>0.155488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209312" calcext:value-type="float">
            <text:p>0.2093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A AA AA FA 00 01 E0 0F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261152" calcext:value-type="float">
            <text:p>0.26115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3 0A AF 28 00 01 F0 0F </text:p>
          </table:table-cell>
          <table:table-cell office:value-type="string" calcext:value-type="string">
            <text:p><text:s/>C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13024" calcext:value-type="float">
            <text:p>0.3130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00 10 FF FF FF FF FF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364864" calcext:value-type="float">
            <text:p>0.364864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0.384768" calcext:value-type="float">
            <text:p>0.38476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1 06 B8 40 03 00 00 FF </text:p>
          </table:table-cell>
          <table:table-cell office:value-type="string" calcext:value-type="string">
            <text:p><text:s/>FC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436608" calcext:value-type="float">
            <text:p>0.436608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8 00 01 00 FF 05 </text:p>
          </table:table-cell>
          <table:table-cell office:value-type="string" calcext:value-type="string">
            <text:p><text:s/>F9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48848" calcext:value-type="float">
            <text:p>0.488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540352" calcext:value-type="float">
            <text:p>0.54035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592224" calcext:value-type="float">
            <text:p>0.592224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646144" calcext:value-type="float">
            <text:p>0.64614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A AA AA FA 00 01 E0 0F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698016" calcext:value-type="float">
            <text:p>0.69801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3 0A AF 28 00 01 F0 0F </text:p>
          </table:table-cell>
          <table:table-cell office:value-type="string" calcext:value-type="string">
            <text:p><text:s/>C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749856" calcext:value-type="float">
            <text:p>0.7498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00 10 FF FF FF FF FF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801728" calcext:value-type="float">
            <text:p>0.801728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0.821632" calcext:value-type="float">
            <text:p>0.821632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40 03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873472" calcext:value-type="float">
            <text:p>0.87347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hecksum Error</text:p>
          </table:table-cell>
        </table:table-row>
        <table:table-row table:style-name="ro1">
          <table:table-cell office:value-type="float" office:value="0.925344" calcext:value-type="float">
            <text:p>0.9253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0.977184" calcext:value-type="float">
            <text:p>0.977184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00 17 46 00 1F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029024" calcext:value-type="float">
            <text:p>1.029024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.082848" calcext:value-type="float">
            <text:p>1.0828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A AA AA FA 00 01 E0 0F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3472" calcext:value-type="float">
            <text:p>1.134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3 0A AF 28 00 01 F0 0F </text:p>
          </table:table-cell>
          <table:table-cell office:value-type="string" calcext:value-type="string">
            <text:p><text:s/>C7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18656" calcext:value-type="float">
            <text:p>1.1865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 00 10 FF FF FF FF FF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238432" calcext:value-type="float">
            <text:p>1.238432</text:p>
          </table:table-cell>
          <table:table-cell office:value-type="string" calcext:value-type="string">
            <text:p><text:s/>Wakeup</text:p>
          </table:table-cell>
          <table:table-cell office:value-type="string" calcext:value-type="string">
            <text:p><text:s/>Checksum ErrorParity Error</text:p>
          </table:table-cell>
          <table:table-cell table:number-columns-repeated="3"/>
        </table:table-row>
        <table:table-row table:style-name="ro1">
          <table:table-cell office:value-type="float" office:value="1.258368" calcext:value-type="float">
            <text:p>1.25836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F 06 B2 23 17 46 40 0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10336" calcext:value-type="float">
            <text:p>1.310336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1 06 F2 02 04 0C 00 00 </text:p>
          </table:table-cell>
          <table:table-cell office:value-type="string" calcext:value-type="string">
            <text:p><text:s/>F3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36192" calcext:value-type="float">
            <text:p>1.3619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.41408" calcext:value-type="float">
            <text:p>1.41408</text:p>
          </table:table-cell>
          <table:table-cell office:value-type="string" calcext:value-type="string">
            <text:p><text:s/>3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F FF FF FF FF FF FF FF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.465952" calcext:value-type="float">
            <text:p>1.465952</text:p>
          </table:table-cell>
          <table:table-cell office:value-type="string" calcext:value-type="string">
            <text:p><text:s/>3D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416" meta:object-count="0"/>
    <meta:generator>LibreOffice/6.4.1.2$Linux_X86_64 LibreOffice_project/e1ad903d8acbc5f5b474f1d8ec3defef24b8c46b</meta:generator>
  </office:meta>
</office:document-meta>
</file>